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a1+42</text:p>
          </table:table-cell>
          <table:table-cell table:style-name="ce3"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0=x1+0</text:p>
          </table:table-cell>
          <table:table-cell table:style-name="ce3"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1=x2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2=x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3=x2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1=a2+99</text:p>
          </table:table-cell>
          <table:table-cell table:style-name="ce3"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7=a7+199</text:p>
          </table:table-cell>
          <table:table-cell table:style-name="ce3"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15:52:44.331169847</dc:date>
    <dc:creator>David Zemon</dc:creator>
    <meta:generator>LibreOffice/4.1.2.3$Linux_X86_64 LibreOffice_project/410m0$Build-3</meta:generator>
    <meta:editing-duration>P0D</meta:editing-duration>
    <meta:editing-cycles>1</meta:editing-cycles>
    <meta:document-statistic meta:table-count="1" meta:cell-count="657" meta:object-count="0"/>
  </office:meta>
</office:document-meta>
</file>